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CONSTANT </text:p>
          </table:table-cell>
          <table:table-cell office:value-type="string" calcext:value-type="string">
            <text:p>MINI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B /x^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 /x^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 /x^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B /x^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I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table:formula="of:=SUM([.B2:.B11])/SUM([.C2:.C11])" office:value-type="float" office:value="0.459954233409611" calcext:value-type="float">
            <text:p>0.4599542334</text:p>
          </table:table-cell>
          <table:table-cell table:style-name="ce4"/>
          <table:table-cell table:style-name="ce1" table:formula="of:=SUM([.D2:.D11])/SUM([.E2:.E11])" office:value-type="float" office:value="1.29545454545455" calcext:value-type="float">
            <text:p>1.2954545455</text:p>
          </table:table-cell>
          <table:table-cell table:style-name="ce4"/>
          <table:table-cell table:style-name="ce1" table:formula="of:=SUM([.F2:.F11])/SUM([.G2:.G11])" office:value-type="float" office:value="1.21033210332103" calcext:value-type="float">
            <text:p>1.2103321033</text:p>
          </table:table-cell>
          <table:table-cell table:style-name="ce4"/>
          <table:table-cell table:style-name="ce1" table:formula="of:=SUM([.H2:.H11])/SUM([.I2:.I11])" office:value-type="float" office:value="1.50980392156863" calcext:value-type="float">
            <text:p>1.5098039216</text:p>
          </table:table-cell>
          <table:table-cell table:style-name="ce4"/>
          <table:table-cell table:style-name="ce1" table:formula="of:=SUM([.J2:.J11])/SUM([.K2:.K11])" office:value-type="float" office:value="0.846820809248555" calcext:value-type="float">
            <text:p>0.8468208092</text:p>
          </table:table-cell>
          <table:table-cell table:style-name="ce4"/>
          <table:table-cell table:style-name="ce5" table:formula="of:=SUM([.L2:.L11])/SUM([.M2:.M11])" office:value-type="float" office:value="1.80701754385965" calcext:value-type="float">
            <text:p>1.8070175439</text:p>
          </table:table-cell>
          <table:table-cell table:style-name="ce4"/>
          <table:table-cell table:style-name="ce1"/>
          <table:table-cell table:number-columns-repeated="2"/>
          <table:table-cell table:style-name="ce1" table:number-columns-repeated="1008"/>
        </table:table-row>
        <table:table-row table:style-name="ro1">
          <table:table-cell office:value-type="string" calcext:value-type="string">
            <text:p>BETTER</text:p>
          </table:table-cell>
          <table:table-cell office:value-type="string" calcext:value-type="string">
            <text:p>MINI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B /x^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 /x^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 /x^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B /x^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I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su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istent)</text:p>
          </table:table-cell>
          <table:table-cell table:style-name="ce2" table:formula="of:=[.B15]/[.C15]" office:value-type="float" office:value="0.72972972972973" calcext:value-type="float">
            <text:p>0.7297297297</text:p>
          </table:table-cell>
          <table:table-cell/>
          <table:table-cell table:formula="of:=[.D15]/[.E15]" office:value-type="float" office:value="0.454545454545455" calcext:value-type="float">
            <text:p>0.4545454545</text:p>
          </table:table-cell>
          <table:table-cell/>
          <table:table-cell table:formula="of:=[.F15]/[.G15]" office:value-type="float" office:value="0.454545454545455" calcext:value-type="float">
            <text:p>0.4545454545</text:p>
          </table:table-cell>
          <table:table-cell/>
          <table:table-cell table:formula="of:=[.H15]/[.I15]" office:value-type="float" office:value="0.254901960784314" calcext:value-type="float">
            <text:p>0.2549019608</text:p>
          </table:table-cell>
          <table:table-cell/>
          <table:table-cell table:formula="of:=[.J15]/[.K15]" office:value-type="float" office:value="0.254901960784314" calcext:value-type="float">
            <text:p>0.2549019608</text:p>
          </table:table-cell>
          <table:table-cell/>
          <table:table-cell table:formula="of:=[.L15]/[.M15]" office:value-type="float" office:value="0.333333333333333" calcext:value-type="float">
            <text:p>0.3333333333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2:35:02.014798773</meta:creation-date>
    <dc:date>2018-03-06T02:57:29.933980088</dc:date>
    <meta:editing-duration>PT22M12S</meta:editing-duration>
    <meta:editing-cycles>29</meta:editing-cycles>
    <meta:generator>LibreOffice/5.1.6.2$Linux_X86_64 LibreOffice_project/10m0$Build-2</meta:generator>
    <meta:document-statistic meta:table-count="1" meta:cell-count="174" meta:object-count="0"/>
  </office:meta>
</office:document-meta>
</file>